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3.6146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1.5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3.8228in"/>
    </style:style>
    <style:style style:name="co14" style:family="table-column">
      <style:table-column-properties fo:break-before="auto" style:column-width="2in"/>
    </style:style>
    <style:style style:name="co15" style:family="table-column">
      <style:table-column-properties fo:break-before="auto" style:column-width="1.5311in"/>
    </style:style>
    <style:style style:name="co16" style:family="table-column">
      <style:table-column-properties fo:break-before="auto" style:column-width="2.4689in"/>
    </style:style>
    <style:style style:name="co17" style:family="table-column">
      <style:table-column-properties fo:break-before="auto" style:column-width="2.5102in"/>
    </style:style>
    <style:style style:name="co18" style:family="table-column">
      <style:table-column-properties fo:break-before="auto" style:column-width="2.4063in"/>
    </style:style>
    <style:style style:name="co24" style:family="table-column">
      <style:table-column-properties fo:break-before="auto" style:column-width="1.5102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6252in"/>
    </style:style>
    <style:style style:name="co27" style:family="table-column">
      <style:table-column-properties fo:break-before="auto" style:column-width="1.3957in"/>
    </style:style>
    <style:style style:name="co28" style:family="table-column">
      <style:table-column-properties fo:break-before="auto" style:column-width="1.2811in"/>
    </style:style>
    <style:style style:name="co29" style:family="table-column">
      <style:table-column-properties fo:break-before="auto" style:column-width="1.3335in"/>
    </style:style>
    <style:style style:name="co30" style:family="table-column">
      <style:table-column-properties fo:break-before="auto" style:column-width="1.9689in"/>
    </style:style>
    <style:style style:name="co31" style:family="table-column">
      <style:table-column-properties fo:break-before="auto" style:column-width="1.2291in"/>
    </style:style>
    <style:style style:name="co32" style:family="table-column">
      <style:table-column-properties fo:break-before="auto" style:column-width="1.0937in"/>
    </style:style>
    <style:style style:name="co33" style:family="table-column">
      <style:table-column-properties fo:break-before="auto" style:column-width="2.198in"/>
    </style:style>
    <style:style style:name="co34" style:family="table-column">
      <style:table-column-properties fo:break-before="auto" style:column-width="0.7189in"/>
    </style:style>
    <style:style style:name="co35" style:family="table-column">
      <style:table-column-properties fo:break-before="auto" style:column-width="2.2189in"/>
    </style:style>
    <style:style style:name="co36" style:family="table-column">
      <style:table-column-properties fo:break-before="auto" style:column-width="2.25in"/>
    </style:style>
    <style:style style:name="co37" style:family="table-column">
      <style:table-column-properties fo:break-before="auto" style:column-width="1.8236in"/>
    </style:style>
    <style:style style:name="co38" style:family="table-column">
      <style:table-column-properties fo:break-before="auto" style:column-width="1.6665in"/>
    </style:style>
    <style:style style:name="co39" style:family="table-column">
      <style:table-column-properties fo:break-before="auto" style:column-width="0.6311in"/>
    </style:style>
    <style:style style:name="co40" style:family="table-column">
      <style:table-column-properties fo:break-before="auto" style:column-width="2.3654in"/>
    </style:style>
    <style:style style:name="co41" style:family="table-column">
      <style:table-column-properties fo:break-before="auto" style:column-width="1.7291in"/>
    </style:style>
    <style:style style:name="co42" style:family="table-column">
      <style:table-column-properties fo:break-before="auto" style:column-width="1.1457in"/>
    </style:style>
    <style:style style:name="co43" style:family="table-column">
      <style:table-column-properties fo:break-before="auto" style:column-width="1.8854in"/>
    </style:style>
    <style:style style:name="co44" style:family="table-column">
      <style:table-column-properties fo:break-before="auto" style:column-width="1.8752in"/>
    </style:style>
    <style:style style:name="co45" style:family="table-column">
      <style:table-column-properties fo:break-before="auto" style:column-width="1.6354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4516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937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background-color="#bdd7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fo:background-color="#bdd7ee" fo:border="0.06pt solid #000000"/>
    </style:style>
    <style:style style:name="ce33" style:family="table-cell" style:parent-style-name="Default">
      <style:table-cell-properties fo:background-color="#ffffa6" fo:border="0.06pt solid #000000"/>
    </style:style>
    <style:style style:name="ce34" style:family="table-cell" style:parent-style-name="Default" style:data-style-name="N0">
      <style:table-cell-properties fo:background-color="#ffffa6" fo:border="0.06pt solid #000000"/>
    </style:style>
    <style:style style:name="ce35" style:family="table-cell" style:parent-style-name="Default" style:data-style-name="N0">
      <style:table-cell-properties fo:background-color="#7dcd96" fo:border="0.06pt solid #000000"/>
    </style:style>
    <style:style style:name="ce36" style:family="table-cell" style:parent-style-name="Default" style:data-style-name="N0">
      <style:table-cell-properties fo:background-color="#729fcf" fo:border="0.06pt solid #000000"/>
    </style:style>
    <style:style style:name="ce37" style:family="table-cell" style:parent-style-name="Default" style:data-style-name="N0">
      <style:table-cell-properties fo:background-color="#ffffa6"/>
    </style:style>
    <style:style style:name="ce38" style:family="table-cell" style:parent-style-name="Default" style:data-style-name="N0">
      <style:table-cell-properties fo:background-color="#729fcf"/>
    </style:style>
    <style:style style:name="ce39" style:family="table-cell" style:parent-style-name="Default" style:data-style-name="N0">
      <style:table-cell-properties fo:background-color="#7dcd96"/>
    </style:style>
    <style:style style:name="ce40" style:family="table-cell" style:parent-style-name="Default" style:data-style-name="N0">
      <style:table-cell-properties fo:background-color="#7dcd96" fo:wrap-option="wrap" fo:border="0.06pt solid #000000" style:vertical-align="middle"/>
    </style:style>
    <style:style style:name="ce41" style:family="table-cell" style:parent-style-name="Default" style:data-style-name="N0">
      <style:table-cell-properties fo:background-color="#7dcd96" fo:wrap-option="wrap" fo:border="0.06pt solid #000000"/>
    </style:style>
    <style:style style:name="ce42" style:family="table-cell" style:parent-style-name="Default" style:data-style-name="N0">
      <style:table-cell-properties fo:border="0.06pt solid #000000"/>
    </style:style>
    <style:style style:name="ce43" style:family="table-cell" style:parent-style-name="Default" style:data-style-name="N0">
      <style:table-cell-properties fo:background-color="#7dcd96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bdd7ee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bdd7ee"/>
    </style:style>
    <style:style style:name="ce15" style:family="table-cell" style:parent-style-name="Default" style:data-style-name="N0">
      <style:table-cell-properties fo:background-color="#bdd7ee" fo:wrap-option="wrap" style:vertical-align="middle"/>
    </style:style>
    <style:style style:name="ce62" style:family="table-cell" style:parent-style-name="Default" style:data-style-name="N0">
      <style:table-cell-properties fo:background-color="#bdd7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wrap-option="wrap" style:vertical-align="automatic"/>
    </style:style>
    <style:style style:name="ce68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wrap-option="wrap" style:vertical-align="middle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vertical-align="middle"/>
    </style:style>
    <style:style style:name="ce74" style:family="table-cell" style:parent-style-name="Default" style:data-style-name="N0">
      <style:table-cell-properties fo:background-color="#bdd7ee" fo:border="0.06pt solid #000000"/>
    </style:style>
    <style:style style:name="ce75" style:family="table-cell" style:parent-style-name="Default">
      <style:table-cell-properties fo:background-color="#ffffa6" fo:border="0.06pt solid #000000"/>
    </style:style>
    <style:style style:name="ce76" style:family="table-cell" style:parent-style-name="Default" style:data-style-name="N0">
      <style:table-cell-properties fo:background-color="#ffffa6" fo:border="0.06pt solid #000000"/>
    </style:style>
    <style:style style:name="ce77" style:family="table-cell" style:parent-style-name="Default" style:data-style-name="N0">
      <style:table-cell-properties fo:background-color="#7dcd96" fo:border="0.06pt solid #000000"/>
    </style:style>
    <style:style style:name="ce78" style:family="table-cell" style:parent-style-name="Default" style:data-style-name="N0">
      <style:table-cell-properties fo:background-color="#729fcf" fo:border="0.06pt solid #000000"/>
    </style:style>
    <style:style style:name="ce79" style:family="table-cell" style:parent-style-name="Default" style:data-style-name="N0">
      <style:table-cell-properties fo:background-color="#ffffa6"/>
    </style:style>
    <style:style style:name="ce80" style:family="table-cell" style:parent-style-name="Default" style:data-style-name="N0">
      <style:table-cell-properties fo:background-color="#729fcf"/>
    </style:style>
    <style:style style:name="ce81" style:family="table-cell" style:parent-style-name="Default" style:data-style-name="N0">
      <style:table-cell-properties fo:background-color="#7dcd96"/>
    </style:style>
    <style:style style:name="ce82" style:family="table-cell" style:parent-style-name="Default" style:data-style-name="N0">
      <style:table-cell-properties fo:background-color="#7dcd96" fo:wrap-option="wrap" fo:border="0.06pt solid #000000" style:vertical-align="middle"/>
    </style:style>
    <style:style style:name="ce83" style:family="table-cell" style:parent-style-name="Default" style:data-style-name="N0">
      <style:table-cell-properties fo:background-color="#7dcd96" fo:wrap-option="wrap" fo:border="0.06pt solid #000000"/>
    </style:style>
    <style:style style:name="ce84" style:family="table-cell" style:parent-style-name="Default" style:data-style-name="N0">
      <style:table-cell-properties fo:border="0.06pt solid #000000"/>
    </style:style>
    <style:style style:name="ce85" style:family="table-cell" style:parent-style-name="Default" style:data-style-name="N0">
      <style:table-cell-properties fo:background-color="#7dcd96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fo:background-color="#bdd7ee"/>
    </style:style>
    <style:style style:name="ce88" style:family="table-cell" style:parent-style-name="Default" style:data-style-name="N0">
      <style:table-cell-properties fo:background-color="#bdd7ee" style:text-align-source="fix" style:repeat-content="false" fo:wrap-option="wrap" style:vertical-align="middle"/>
      <style:paragraph-properties fo:text-align="center"/>
    </style:style>
    <style:style style:name="ce8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0" style:family="table-cell" style:parent-style-name="Default" style:data-style-name="N0">
      <style:table-cell-properties fo:background-color="#bdd7ee" fo:wrap-option="wrap" style:vertical-align="midd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eacion" table:style-name="ta1">
        <table:table-column table:style-name="co1" table:default-cell-style-name="ce64"/>
        <table:table-column table:style-name="co2" table:default-cell-style-name="ce64"/>
        <table:table-column table:style-name="co3" table:number-columns-repeated="62" table:default-cell-style-name="ce64"/>
        <table:table-row table:style-name="ro1">
          <table:table-cell table:style-name="ce62" office:value-type="string" calcext:value-type="string">
            <text:p>Configuración</text:p>
          </table:table-cell>
          <table:table-cell table:style-name="ce62" office:value-type="string" calcext:value-type="string">
            <text:p>Descripción y/o configuración</text:p>
          </table:table-cell>
          <table:table-cell table:number-columns-repeated="62"/>
        </table:table-row>
        <table:table-row table:style-name="ro2">
          <table:table-cell table:style-name="ce63" office:value-type="string" calcext:value-type="string" table:number-columns-spanned="1" table:number-rows-spanned="3">
            <text:p>Número y ubicación de los archivos de control</text:p>
          </table:table-cell>
          <table:table-cell office:value-type="string" calcext:value-type="string">
            <text:p>/u11/app/oracle/KERAPROY/control01.ctl</text:p>
          </table:table-cell>
          <table:table-cell table:number-columns-repeated="62"/>
        </table:table-row>
        <table:table-row table:style-name="ro2">
          <table:covered-table-cell/>
          <table:table-cell office:value-type="string" calcext:value-type="string">
            <text:p>/u12/app/oracle/KERAPROY/control02.ctl</text:p>
          </table:table-cell>
          <table:table-cell table:number-columns-repeated="62"/>
        </table:table-row>
        <table:table-row table:style-name="ro2">
          <table:covered-table-cell/>
          <table:table-cell office:value-type="string" calcext:value-type="string">
            <text:p>/u13/app/oracle/KERAPROY/control03.ctl</text:p>
          </table:table-cell>
          <table:table-cell table:number-columns-repeated="62"/>
        </table:table-row>
        <table:table-row table:style-name="ro3">
          <table:table-cell table:style-name="ce63" office:value-type="string" calcext:value-type="string">
            <text:p>Propuestas de grupos de REDO</text:p>
          </table:table-cell>
          <table:table-cell table:style-name="ce67" office:value-type="string" calcext:value-type="string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</text:p>
            <text:p>'/u11/app/oracle/KERAPROY/redo02a.log’,</text:p>
            <text:p>'/u12/app/oracle/KERAPROY/redo02b.log’,</text:p>
            <text:p>'/u13/app/oracle/KERAPROY/redo02c.log’</text:p>
            <text:p>) size 150m blocksize 512,</text:p>
            <text:p>group 3 (</text:p>
            <text:p>'/u11/app/oracle/KERAPROY/redo03a.log’,</text:p>
            <text:p>'/u12/app/oracle/KERAPROY/redo03b.log’,</text:p>
            <text:p>'/u13/app/oracle/KERAPROY/redo03c.log’</text:p>
            <text:p>) size 150m blocksize 512</text:p>
          </table:table-cell>
          <table:table-cell table:number-columns-repeated="62"/>
        </table:table-row>
        <table:table-row table:style-name="ro4">
          <table:table-cell table:style-name="ce65" office:value-type="string" calcext:value-type="string">
            <text:p>Propuesta de juego de caracteres</text:p>
          </table:table-cell>
          <table:table-cell office:value-type="string" calcext:value-type="string">
            <text:p>Character set ALT32UTF8</text:p>
            <text:p>National character set AL16UTF6</text:p>
          </table:table-cell>
          <table:table-cell table:number-columns-repeated="62"/>
        </table:table-row>
        <table:table-row table:style-name="ro4">
          <table:table-cell table:style-name="ce65" office:value-type="string" calcext:value-type="string">
            <text:p>Tamaño del bloque de datos</text:p>
          </table:table-cell>
          <table:table-cell office:value-type="string" calcext:value-type="string">
            <text:p>8192 bytes</text:p>
          </table:table-cell>
          <table:table-cell table:number-columns-repeated="62"/>
        </table:table-row>
        <table:table-row table:style-name="ro5">
          <table:table-cell table:style-name="ce66" office:value-type="string" calcext:value-type="string">
            <text:p>Lista de parámetros que serán configurados al crear la base de datos</text:p>
          </table:table-cell>
          <table:table-cell table:style-name="ce67" office:value-type="string" calcext:value-type="string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62"/>
        </table:table-row>
        <table:table-row table:style-name="ro4">
          <table:table-cell table:style-name="ce65" office:value-type="string" calcext:value-type="string">
            <text:p>Archivo de passwords</text:p>
          </table:table-cell>
          <table:table-cell office:value-type="string" calcext:value-type="string">
            <text:p>SYS=systemgym</text:p>
            <text:p>SYSBACKUP=systemgym</text:p>
          </table:table-cell>
          <table:table-cell table:number-columns-repeated="62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dulos" table:style-name="ta1">
        <table:table-column table:style-name="co5" table:default-cell-style-name="ce64"/>
        <table:table-column table:style-name="co6" table:default-cell-style-name="ce64"/>
        <table:table-column table:style-name="co7" table:default-cell-style-name="ce64"/>
        <table:table-column table:style-name="co3" table:number-columns-repeated="61" table:default-cell-style-name="ce64"/>
        <table:table-row table:style-name="ro2">
          <table:table-cell table:style-name="ce68" office:value-type="string" calcext:value-type="string">
            <text:p>Nombre del módulo</text:p>
          </table:table-cell>
          <table:table-cell table:style-name="ce68" office:value-type="string" calcext:value-type="string">
            <text:p>Descripción</text:p>
          </table:table-cell>
          <table:table-cell table:style-name="ce68" office:value-type="string" calcext:value-type="string">
            <text:p>Usuario</text:p>
          </table:table-cell>
          <table:table-cell table:number-columns-repeated="61"/>
        </table:table-row>
        <table:table-row table:style-name="ro6">
          <table:table-cell table:style-name="ce69" office:value-type="string" calcext:value-type="string">
            <text:p>INFO_GIM</text:p>
          </table:table-cell>
          <table:table-cell table:style-name="ce70" office:value-type="string" calcext:value-type="string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table:style-name="ce69" office:value-type="string" calcext:value-type="string">
            <text:p>admin_gym</text:p>
          </table:table-cell>
          <table:table-cell table:number-columns-repeated="61"/>
        </table:table-row>
        <table:table-row table:style-name="ro7">
          <table:table-cell table:style-name="ce69" office:value-type="string" calcext:value-type="string">
            <text:p>USUARIOS</text:p>
          </table:table-cell>
          <table:table-cell table:style-name="ce70" office:value-type="string" calcext:value-type="string">
            <text:p>En este módulo se almacena la información de los clientes, así como las sesiones que toman y los expedientes que generen.</text:p>
          </table:table-cell>
          <table:table-cell table:style-name="ce69" office:value-type="string" calcext:value-type="string">
            <text:p>user_gym</text:p>
          </table:table-cell>
          <table:table-cell table:number-columns-repeated="61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seño_logico" table:style-name="ta2">
        <table:table-column table:style-name="co8" table:default-cell-style-name="ce64"/>
        <table:table-column table:style-name="co5" table:default-cell-style-name="ce64"/>
        <table:table-column table:style-name="co3" table:number-columns-repeated="62" table:default-cell-style-name="ce64"/>
        <table:table-row table:style-name="ro2">
          <table:table-cell table:style-name="ce68" office:value-type="string" calcext:value-type="string">
            <text:p>Nombre de la tabla</text:p>
          </table:table-cell>
          <table:table-cell table:style-name="ce68" office:value-type="string" calcext:value-type="string">
            <text:p>Nombre del módul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IMNASIO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YM_MATERIAL_MULTIMEDIA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MPLEADO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MINISTRATIVO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STRUCTOR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IMNASIO_EMPLEADO</text:p>
          </table:table-cell>
          <table:table-cell table:style-name="ce71" office:value-type="string" calcext:value-type="string">
            <text:p>INFO_GYM</text:p>
          </table:table-cell>
          <table:table-cell table:style-name="ce72"/>
          <table:table-cell table:number-columns-repeated="61"/>
        </table:table-row>
        <table:table-row table:style-name="ro2">
          <table:table-cell office:value-type="string" calcext:value-type="string">
            <text:p>SALA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RL_INSTRUCTOR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ALA_DISCIPLINA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SCIPLINA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SPOSITIVO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TATUS_DISP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ISTORICO_STATUS_DISP</text:p>
          </table:table-cell>
          <table:table-cell table:style-name="ce71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LIENTE</text:p>
          </table:table-cell>
          <table:table-cell table:style-name="ce71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EDENCIAL</text:p>
          </table:table-cell>
          <table:table-cell table:style-name="ce71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SION</text:p>
          </table:table-cell>
          <table:table-cell table:style-name="ce71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PEDIENTE_CLIENTE</text:p>
          </table:table-cell>
          <table:table-cell table:style-name="ce71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SOR</text:p>
          </table:table-cell>
          <table:table-cell table:style-name="ce71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LORIAS</text:p>
          </table:table-cell>
          <table:table-cell table:style-name="ce71" office:value-type="string" calcext:value-type="string">
            <text:p>USUARIOS</text:p>
          </table:table-cell>
          <table:table-cell table:number-columns-repeated="62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dexado" table:style-name="ta1">
        <table:table-column table:style-name="co37" table:default-cell-style-name="ce64"/>
        <table:table-column table:style-name="co38" table:default-cell-style-name="ce64"/>
        <table:table-column table:style-name="co39" table:default-cell-style-name="ce71"/>
        <table:table-column table:style-name="co40" table:default-cell-style-name="ce64"/>
        <table:table-column table:style-name="co3" table:number-columns-repeated="60" table:default-cell-style-name="ce64"/>
        <table:table-row table:style-name="ro2">
          <table:table-cell table:style-name="ce68" office:value-type="string" calcext:value-type="string">
            <text:p>Nombre de la tabla</text:p>
          </table:table-cell>
          <table:table-cell table:style-name="ce68" office:value-type="string" calcext:value-type="string">
            <text:p>Nombre del índice</text:p>
          </table:table-cell>
          <table:table-cell table:style-name="ce68" office:value-type="string" calcext:value-type="string">
            <text:p>Tipo</text:p>
          </table:table-cell>
          <table:table-cell table:style-name="ce68" office:value-type="string" calcext:value-type="string">
            <text:p>Propósito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GIMNASIO</text:p>
          </table:table-cell>
          <table:table-cell table:style-name="ce17" office:value-type="string" calcext:value-type="string">
            <text:p>GIM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GYM_MATERIAL_MULTIMEDIA</text:p>
          </table:table-cell>
          <table:table-cell table:style-name="ce17" office:value-type="string" calcext:value-type="string">
            <text:p>GMM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7">
          <table:table-cell table:style-name="ce17" office:value-type="string" calcext:value-type="string">
            <text:p>GYM_MATERIAL_MULTIMEDIA</text:p>
          </table:table-cell>
          <table:table-cell table:style-name="ce17" office:value-type="string" calcext:value-type="string">
            <text:p>GMM_GIMNASI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R A QUÉ GIMNASIO PERTENECE EL MATERIAL MULTIMEDI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EMPLEADO</text:p>
          </table:table-cell>
          <table:table-cell table:style-name="ce17" office:value-type="string" calcext:value-type="string">
            <text:p>EMP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6">
          <table:table-cell table:style-name="ce17" office:value-type="string" calcext:value-type="string">
            <text:p>ADMINISTRATIVO</text:p>
          </table:table-cell>
          <table:table-cell table:style-name="ce17" office:value-type="string" calcext:value-type="string">
            <text:p>ADM_EMPLEADO_FK_IX</text:p>
          </table:table-cell>
          <table:table-cell office:value-type="string" calcext:value-type="string">
            <text:p>PK, FK</text:p>
          </table:table-cell>
          <table:table-cell table:style-name="ce70" office:value-type="string" calcext:value-type="string">
            <text:p>IDENTIFICADOR ÚNICO DE LA TABLA. ASOCIA LA INFORMACIÓN DEL EMPLEADO CON EL ROL AL QUE PERTENECE</text:p>
          </table:table-cell>
          <table:table-cell table:number-columns-repeated="60"/>
        </table:table-row>
        <table:table-row table:style-name="ro6">
          <table:table-cell table:style-name="ce17" office:value-type="string" calcext:value-type="string">
            <text:p>INSTRUCTOR</text:p>
          </table:table-cell>
          <table:table-cell table:style-name="ce17" office:value-type="string" calcext:value-type="string">
            <text:p>INS_EMPLEADO_FK_IX</text:p>
          </table:table-cell>
          <table:table-cell office:value-type="string" calcext:value-type="string">
            <text:p>PK, FK</text:p>
          </table:table-cell>
          <table:table-cell table:style-name="ce70" office:value-type="string" calcext:value-type="string">
            <text:p>IDENTIFICADOR ÚNICO DE LA TABLA. ASOCIA LA INFORMACIÓN DEL EMPLEADO CON EL ROL AL QUE PERTENECE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E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E_EMPLEAD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DENTIFICA AL EMPLEADO QUE ES GERENTE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E_GIMNASI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DENTIFICA EL GIMNASIO A DONDE PERTENECE EL GERENTE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SALA</text:p>
          </table:table-cell>
          <table:table-cell table:style-name="ce17" office:value-type="string" calcext:value-type="string">
            <text:p>SAL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</text:p>
          </table:table-cell>
          <table:table-cell table:style-name="ce17" office:value-type="string" calcext:value-type="string">
            <text:p>SAL_EMPLEAD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NDICA EL ADMINISTRADOR DE CADA SAL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URL_INSTRUCTOR</text:p>
          </table:table-cell>
          <table:table-cell table:style-name="ce17" office:value-type="string" calcext:value-type="string">
            <text:p>UI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URL_INSTRUCTOR</text:p>
          </table:table-cell>
          <table:table-cell table:style-name="ce17" office:value-type="string" calcext:value-type="string">
            <text:p>UI_EMPLEAD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LA DIRECCION URL DE LA TRAYECTORIA DEL INSTRUCTOR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D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D_SALA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NDICA LA SALA EN DONDE SE IMPARTE CIERTA DISCIPLIN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D_DISCIPLINA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NDICA LA DISCIPLINA QUE SE DA EN LA SAL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DISCIPLINA</text:p>
          </table:table-cell>
          <table:table-cell table:style-name="ce17" office:value-type="string" calcext:value-type="string">
            <text:p>DISC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DISP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6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DISP_STATUS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NDICA EL STATUS ACTUAL DEL DISPOSITIVO (VIGENTE, OBSOLEETO, AVERIADO, EN REPARACIÓN, FUERA DE USO)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DISP_GIMNASI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NDICA EN QUÉ GIMNADSIO SE UBICA DICHO DISPOSITIVO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STATUS_DISP</text:p>
          </table:table-cell>
          <table:table-cell table:style-name="ce17" office:value-type="string" calcext:value-type="string">
            <text:p>STA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HSD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7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HSD_STATUS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GUARDA EL STATUS DEL DISPOSITIVO EN FECHAS EN ESPECÍFICO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HSD_INVENTARI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INDICA EL DISPOSITIVO QUE TIENE EL STATUS ANTERIOR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CLIENTE</text:p>
          </table:table-cell>
          <table:table-cell table:style-name="ce17" office:value-type="string" calcext:value-type="string">
            <text:p>CLI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CREDENCIAL</text:p>
          </table:table-cell>
          <table:table-cell table:style-name="ce17" office:value-type="string" calcext:value-type="string">
            <text:p>CRE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CREDENCIAL</text:p>
          </table:table-cell>
          <table:table-cell table:style-name="ce17" office:value-type="string" calcext:value-type="string">
            <text:p>CRE_CLIENTE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AL CLIENTE AL QUE LE PERTENECE DICHA CREDENCIAL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EMPLEADO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AL INSTRUCTOR DE LA SESIÓN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SALA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LA SALA EN DONDE SE IMPARTIÓ LA SESIÓN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_CLIENTE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AL CLIENTE QUE TOMÓ LA SESIÓN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EXPEDIENTE_CLIENTE</text:p>
          </table:table-cell>
          <table:table-cell table:style-name="ce17" office:value-type="string" calcext:value-type="string">
            <text:p>EC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EXPEDIENTE_CLIENTE</text:p>
          </table:table-cell>
          <table:table-cell table:style-name="ce17" office:value-type="string" calcext:value-type="string">
            <text:p>EC_SESION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LA SESIÓN CON EL EXPEDIENTE DEL CLIENTE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SEN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SEN_CLIENTE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AL CLIENTE CON SU SENSOR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CALORIAS</text:p>
          </table:table-cell>
          <table:table-cell table:style-name="ce17" office:value-type="string" calcext:value-type="string">
            <text:p>CAL_PK_IX</text:p>
          </table:table-cell>
          <table:table-cell office:value-type="string" calcext:value-type="string">
            <text:p>PK</text:p>
          </table:table-cell>
          <table:table-cell table:style-name="ce70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CALORIAS</text:p>
          </table:table-cell>
          <table:table-cell table:style-name="ce17" office:value-type="string" calcext:value-type="string">
            <text:p>CAL_SESION_FK_IX</text:p>
          </table:table-cell>
          <table:table-cell office:value-type="string" calcext:value-type="string">
            <text:p>FK</text:p>
          </table:table-cell>
          <table:table-cell table:style-name="ce70" office:value-type="string" calcext:value-type="string">
            <text:p>ASOCIA LAS CALORIAS PERDIDAS EN DICHA SESIÓN</text:p>
          </table:table-cell>
          <table:table-cell table:number-columns-repeated="60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config" table:style-name="ta1">
        <table:table-column table:style-name="co12" table:default-cell-style-name="ce64"/>
        <table:table-column table:style-name="co13" table:default-cell-style-name="ce64"/>
        <table:table-column table:style-name="co3" table:number-columns-repeated="62" table:default-cell-style-name="ce64"/>
        <table:table-row table:style-name="ro2">
          <table:table-cell table:style-name="ce74" office:value-type="string" calcext:value-type="string">
            <text:p>Nombre del tablespace</text:p>
          </table:table-cell>
          <table:table-cell table:style-name="ce74" office:value-type="string" calcext:value-type="string">
            <text:p>Configuración</text:p>
          </table:table-cell>
          <table:table-cell/>
          <table:table-cell office:value-type="string" calcext:value-type="string">
            <text:p>Módulos</text:p>
          </table:table-cell>
          <table:table-cell table:number-columns-repeated="60"/>
        </table:table-row>
        <table:table-row table:style-name="ro7">
          <table:table-cell table:style-name="ce75" office:value-type="string" calcext:value-type="string">
            <text:p>system</text:p>
          </table:table-cell>
          <table:table-cell table:style-name="ce76" office:value-type="string" calcext:value-type="string">
            <text:p>size 700m reuse autoextend on next 1024k maxsize unlimited</text:p>
            <text:p><text:span text:style-name="T1">'/u14/app/oracle/oradata/KERAPROY/system01.dbf’</text:span></text:p>
            <text:p/>
          </table:table-cell>
          <table:table-cell/>
          <table:table-cell table:style-name="ce79" office:value-type="string" calcext:value-type="string">
            <text:p>comunes</text:p>
          </table:table-cell>
          <table:table-cell table:number-columns-repeated="60"/>
        </table:table-row>
        <table:table-row table:style-name="ro4">
          <table:table-cell table:style-name="ce76" office:value-type="string" calcext:value-type="string">
            <text:p>sysaux</text:p>
          </table:table-cell>
          <table:table-cell table:style-name="ce76" office:value-type="string" calcext:value-type="string">
            <text:p>size 550m reuse autoextend on next 1024k maxsize unlimited</text:p>
            <text:p>'/u14/app/oracle/oradata/KERAPROY/sysaux01.dbf’</text:p>
          </table:table-cell>
          <table:table-cell/>
          <table:table-cell table:style-name="ce80" office:value-type="string" calcext:value-type="string">
            <text:p>users</text:p>
          </table:table-cell>
          <table:table-cell table:number-columns-repeated="60"/>
        </table:table-row>
        <table:table-row table:style-name="ro4">
          <table:table-cell table:style-name="ce76" office:value-type="string" calcext:value-type="string">
            <text:p>temp</text:p>
          </table:table-cell>
          <table:table-cell table:style-name="ce76" office:value-type="string" calcext:value-type="string">
            <text:p>size 20m reuse autoextend on next 640k maxsize unlimited</text:p>
            <text:p>'/u14/app/oracle/oradata/KERAPROY/temp01.dbf’</text:p>
          </table:table-cell>
          <table:table-cell/>
          <table:table-cell table:style-name="ce81" office:value-type="string" calcext:value-type="string">
            <text:p>info_gym</text:p>
          </table:table-cell>
          <table:table-cell table:number-columns-repeated="60"/>
        </table:table-row>
        <table:table-row table:style-name="ro4">
          <table:table-cell table:style-name="ce76" office:value-type="string" calcext:value-type="string">
            <text:p>undo</text:p>
          </table:table-cell>
          <table:table-cell table:style-name="ce76" office:value-type="string" calcext:value-type="string">
            <text:p>size 200m reuse autoextend on next 5120k maxsize unlimited</text:p>
            <text:p>'/u14/app/oracle/oradata/KERAPROY/undotbs01.dbf’</text:p>
          </table:table-cell>
          <table:table-cell table:number-columns-repeated="62"/>
        </table:table-row>
        <table:table-row table:style-name="ro4">
          <table:table-cell table:style-name="ce76" office:value-type="string" calcext:value-type="string">
            <text:p>blob</text:p>
          </table:table-cell>
          <table:table-cell table:style-name="ce76" office:value-type="string" calcext:value-type="string">
            <text:p>size 550m autoextend on next 5120k maxsize unlimeted</text:p>
            <text:p>'/u14/app/oracle/oradata/KERAPROY/blob01.dbf’</text:p>
          </table:table-cell>
          <table:table-cell table:number-columns-repeated="62"/>
        </table:table-row>
        <table:table-row table:style-name="ro8">
          <table:table-cell table:style-name="ce77" office:value-type="string" calcext:value-type="string">
            <text:p>info_gym</text:p>
          </table:table-cell>
          <table:table-cell table:style-name="ce77" office:value-type="string" calcext:value-type="string">
            <text:p><text:span text:style-name="T3">size 500m autoextend on maxsize unlimited</text:span></text:p>
            <text:p><text:span text:style-name="T3">'/u14/app/oracle/oradata/KERAPROY/info_gym01.dbf’</text:span></text:p>
            <text:p><text:span text:style-name="T3">extent management local autollocate</text:span></text:p>
            <text:p><text:span text:style-name="T3">segment space management auto</text:span></text:p>
            <text:p><text:span text:style-name="T3">Smallfile</text:span></text:p>
          </table:table-cell>
          <table:table-cell table:number-columns-repeated="62"/>
        </table:table-row>
        <table:table-row table:style-name="ro8">
          <table:table-cell table:style-name="ce77" office:value-type="string" calcext:value-type="string">
            <text:p>info_gym_idx</text:p>
          </table:table-cell>
          <table:table-cell table:style-name="ce77" office:value-type="string" calcext:value-type="string">
            <text:p><text:span text:style-name="T3">size 250m autoextend on maxsize unlimited</text:span></text:p>
            <text:p><text:span text:style-name="T3">'/u14/app/oracle/oradata/KERAPROY/info_gym_idx01.dbf’</text:span></text:p>
            <text:p><text:span text:style-name="T3">extent management local uniform size 1m </text:span></text:p>
            <text:p><text:span text:style-name="T3">segment space management auto </text:span></text:p>
            <text:p><text:span text:style-name="T3">Smallfile</text:span></text:p>
          </table:table-cell>
          <table:table-cell table:number-columns-repeated="62"/>
        </table:table-row>
        <table:table-row table:style-name="ro4">
          <table:table-cell table:style-name="ce78" office:value-type="string" calcext:value-type="string">
            <text:p>users</text:p>
          </table:table-cell>
          <table:table-cell table:style-name="ce78" office:value-type="string" calcext:value-type="string">
            <text:p><text:span text:style-name="T3">size 500m autoextend on maxsize unlimited</text:span></text:p>
            <text:p><text:span text:style-name="T3">'/u14/app/oracle/oradata/KERAPROY/users01.dbf’</text:span></text:p>
          </table:table-cell>
          <table:table-cell table:number-columns-repeated="62"/>
        </table:table-row>
        <table:table-row table:style-name="ro4">
          <table:table-cell table:style-name="ce78" office:value-type="string" calcext:value-type="string">
            <text:p>users_idx</text:p>
          </table:table-cell>
          <table:table-cell table:style-name="ce78" office:value-type="string" calcext:value-type="string">
            <text:p><text:span text:style-name="T3">size 250m autoextend on maxsize unlimited</text:span></text:p>
            <text:p><text:span text:style-name="T3">'/u14/app/oracle/oradata/KERAPROY/users_idx01.dbf’</text:span></text:p>
          </table:table-cell>
          <table:table-cell table:number-columns-repeated="62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obj" table:style-name="ta1"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3" table:number-columns-repeated="61" table:default-cell-style-name="ce64"/>
        <table:table-row table:style-name="ro2">
          <table:table-cell table:style-name="ce74" office:value-type="string" calcext:value-type="string">
            <text:p>Nombre del tablespace</text:p>
          </table:table-cell>
          <table:table-cell table:style-name="ce74" office:value-type="string" calcext:value-type="string">
            <text:p>Objetivo/Beneficio</text:p>
          </table:table-cell>
          <table:table-cell table:style-name="ce74" office:value-type="string" calcext:value-type="string">
            <text:p>Tipo</text:p>
          </table:table-cell>
          <table:table-cell table:style-name="ce84"/>
          <table:table-cell table:style-name="ce84" office:value-type="string" calcext:value-type="string">
            <text:p>Módulo</text:p>
          </table:table-cell>
          <table:table-cell table:number-columns-repeated="59"/>
        </table:table-row>
        <table:table-row table:style-name="ro8">
          <table:table-cell table:style-name="ce77" office:value-type="string" calcext:value-type="string">
            <text:p>info_gym</text:p>
          </table:table-cell>
          <table:table-cell table:style-name="ce82" office:value-type="string" calcext:value-type="string">
            <text:p>Almacenar todos los datos de las tablas del módulo gimnasio,</text:p>
            <text:p>a excepción de los datos blob y los índices. </text:p>
          </table:table-cell>
          <table:table-cell table:style-name="ce77" office:value-type="string" calcext:value-type="string">
            <text:p>Permanente</text:p>
          </table:table-cell>
          <table:table-cell table:style-name="ce84"/>
          <table:table-cell table:style-name="ce78" office:value-type="string" calcext:value-type="string">
            <text:p>users</text:p>
          </table:table-cell>
          <table:table-cell table:number-columns-repeated="59"/>
        </table:table-row>
        <table:table-row table:style-name="ro6">
          <table:table-cell table:style-name="ce77" office:value-type="string" calcext:value-type="string">
            <text:p>info_gym_idx</text:p>
          </table:table-cell>
          <table:table-cell table:style-name="ce83" office:value-type="string" calcext:value-type="string">
            <text:p>Almacenar todos los índices del modulo info_gym, de esta forma</text:p>
          </table:table-cell>
          <table:table-cell table:style-name="ce77" office:value-type="string" calcext:value-type="string">
            <text:p>Permanente</text:p>
          </table:table-cell>
          <table:table-cell table:style-name="ce84"/>
          <table:table-cell table:style-name="ce77" office:value-type="string" calcext:value-type="string">
            <text:p>info_gym</text:p>
          </table:table-cell>
          <table:table-cell table:number-columns-repeated="59"/>
        </table:table-row>
        <table:table-row table:style-name="ro2">
          <table:table-cell table:style-name="ce78" office:value-type="string" calcext:value-type="string">
            <text:p>users</text:p>
          </table:table-cell>
          <table:table-cell table:style-name="ce78"/>
          <table:table-cell table:style-name="ce78" office:value-type="string" calcext:value-type="string">
            <text:p>Permanente</text:p>
          </table:table-cell>
          <table:table-cell table:style-name="ce84" table:number-columns-repeated="2"/>
          <table:table-cell table:number-columns-repeated="59"/>
        </table:table-row>
        <table:table-row table:style-name="ro2">
          <table:table-cell table:style-name="ce78" office:value-type="string" calcext:value-type="string">
            <text:p>users_idx</text:p>
          </table:table-cell>
          <table:table-cell table:style-name="ce78"/>
          <table:table-cell table:style-name="ce78" office:value-type="string" calcext:value-type="string">
            <text:p>Permanente</text:p>
          </table:table-cell>
          <table:table-cell table:style-name="ce84" table:number-columns-repeated="2"/>
          <table:table-cell table:number-columns-repeated="59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tabla" table:style-name="ta1">
        <table:table-column table:style-name="co17" table:default-cell-style-name="ce64"/>
        <table:table-column table:style-name="co18" table:default-cell-style-name="ce64"/>
        <table:table-column table:style-name="co3" table:number-columns-repeated="62" table:default-cell-style-name="ce64"/>
        <table:table-row table:style-name="ro2">
          <table:table-cell table:style-name="ce74" office:value-type="string" calcext:value-type="string">
            <text:p>Nombre de la tabla</text:p>
          </table:table-cell>
          <table:table-cell table:style-name="ce74" office:value-type="string" calcext:value-type="string">
            <text:p>Nombre del tablespace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GIMNASIO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GYM_MATERIAL_MULTIMEDIA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EMPLEADO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ADMINISTRATIVO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INSTRUCTOR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GIMNASIO_EMPLEADO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SALA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URL_INSTRUCTOR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SALA_DISCIPLINA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DISCIPLINA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DISPOSITIVO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STATUS_DISP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7" office:value-type="string" calcext:value-type="string">
            <text:p>HISTORICO_STATUS_DISP</text:p>
          </table:table-cell>
          <table:table-cell table:style-name="ce85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78" office:value-type="string" calcext:value-type="string">
            <text:p>CLIENTE</text:p>
          </table:table-cell>
          <table:table-cell table:style-name="ce86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78" office:value-type="string" calcext:value-type="string">
            <text:p>CREDENCIAL</text:p>
          </table:table-cell>
          <table:table-cell table:style-name="ce86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78" office:value-type="string" calcext:value-type="string">
            <text:p>SESION</text:p>
          </table:table-cell>
          <table:table-cell table:style-name="ce86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78" office:value-type="string" calcext:value-type="string">
            <text:p>EXPEDIENTE_CLIENTE</text:p>
          </table:table-cell>
          <table:table-cell table:style-name="ce86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78" office:value-type="string" calcext:value-type="string">
            <text:p>SENSOR</text:p>
          </table:table-cell>
          <table:table-cell table:style-name="ce86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78" office:value-type="string" calcext:value-type="string">
            <text:p>CALORIAS</text:p>
          </table:table-cell>
          <table:table-cell table:style-name="ce86" office:value-type="string" calcext:value-type="string">
            <text:p>USERS</text:p>
          </table:table-cell>
          <table:table-cell table:number-columns-repeated="62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indice" table:style-name="ta1"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44" table:default-cell-style-name="ce64"/>
        <table:table-column table:style-name="co45" table:default-cell-style-name="ce64"/>
        <table:table-column table:style-name="co3" table:number-columns-repeated="59" table:default-cell-style-name="ce64"/>
        <table:table-row table:style-name="ro2">
          <table:table-cell table:style-name="ce87" office:value-type="string" calcext:value-type="string">
            <text:p>Nombre del indice</text:p>
          </table:table-cell>
          <table:table-cell table:style-name="ce87" office:value-type="string" calcext:value-type="string">
            <text:p>Tipo de indice</text:p>
          </table:table-cell>
          <table:table-cell table:style-name="ce87" office:value-type="string" calcext:value-type="string">
            <text:p>Nombre de la tabla</text:p>
          </table:table-cell>
          <table:table-cell table:style-name="ce87" office:value-type="string" calcext:value-type="string">
            <text:p>Nombre de la columna</text:p>
          </table:table-cell>
          <table:table-cell table:style-name="ce87" office:value-type="string" calcext:value-type="string">
            <text:p>Nombre del tablespace</text:p>
          </table:table-cell>
          <table:table-cell table:number-columns-repeated="59"/>
        </table:table-row>
        <table:table-row table:style-name="ro2">
          <table:table-cell table:style-name="ce17" office:value-type="string" calcext:value-type="string">
            <text:p>GIM_PK_IX</text:p>
          </table:table-cell>
          <table:table-cell/>
          <table:table-cell table:style-name="ce17" office:value-type="string" calcext:value-type="string">
            <text:p>GIMNASI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GMM_PK_IX</text:p>
          </table:table-cell>
          <table:table-cell/>
          <table:table-cell table:style-name="ce17" office:value-type="string" calcext:value-type="string">
            <text:p>GYM_MATERIAL_MULTIMEDI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GMM_GIMNASIO_FK_IX</text:p>
          </table:table-cell>
          <table:table-cell/>
          <table:table-cell table:style-name="ce17" office:value-type="string" calcext:value-type="string">
            <text:p>GYM_MATERIAL_MULTIMEDI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EMP_PK_IX</text:p>
          </table:table-cell>
          <table:table-cell/>
          <table:table-cell table:style-name="ce17" office:value-type="string" calcext:value-type="string">
            <text:p>EMPLEAD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ADM_EMPLEADO_FK_IX</text:p>
          </table:table-cell>
          <table:table-cell/>
          <table:table-cell table:style-name="ce17" office:value-type="string" calcext:value-type="string">
            <text:p>ADMINISTRATIV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INS_EMPLEADO_FK_IX</text:p>
          </table:table-cell>
          <table:table-cell/>
          <table:table-cell table:style-name="ce17" office:value-type="string" calcext:value-type="string">
            <text:p>INSTRUCTOR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GE_PK_IX</text:p>
          </table:table-cell>
          <table:table-cell/>
          <table:table-cell table:style-name="ce17" office:value-type="string" calcext:value-type="string">
            <text:p>GIMNASIO_EMPLEAD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GE_EMPLEADO_FK_IX</text:p>
          </table:table-cell>
          <table:table-cell/>
          <table:table-cell table:style-name="ce17" office:value-type="string" calcext:value-type="string">
            <text:p>GIMNASIO_EMPLEAD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GE_GIMNASIO_FK_IX</text:p>
          </table:table-cell>
          <table:table-cell/>
          <table:table-cell table:style-name="ce17" office:value-type="string" calcext:value-type="string">
            <text:p>GIMNASIO_EMPLEAD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AL_PK_IX</text:p>
          </table:table-cell>
          <table:table-cell/>
          <table:table-cell table:style-name="ce17" office:value-type="string" calcext:value-type="string">
            <text:p>SAL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AL_EMPLEADO_FK_IX</text:p>
          </table:table-cell>
          <table:table-cell/>
          <table:table-cell table:style-name="ce17" office:value-type="string" calcext:value-type="string">
            <text:p>SAL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UI_PK_IX</text:p>
          </table:table-cell>
          <table:table-cell/>
          <table:table-cell table:style-name="ce17" office:value-type="string" calcext:value-type="string">
            <text:p>URL_INSTRUCTOR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UI_EMPLEADO_FK_IX</text:p>
          </table:table-cell>
          <table:table-cell/>
          <table:table-cell table:style-name="ce17" office:value-type="string" calcext:value-type="string">
            <text:p>URL_INSTRUCTOR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D_PK_IX</text:p>
          </table:table-cell>
          <table:table-cell/>
          <table:table-cell table:style-name="ce17" office:value-type="string" calcext:value-type="string">
            <text:p>SALA_DISCIPLIN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D_SALA_FK_IX</text:p>
          </table:table-cell>
          <table:table-cell/>
          <table:table-cell table:style-name="ce17" office:value-type="string" calcext:value-type="string">
            <text:p>SALA_DISCIPLIN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D_DISCIPLINA_FK_IX</text:p>
          </table:table-cell>
          <table:table-cell/>
          <table:table-cell table:style-name="ce17" office:value-type="string" calcext:value-type="string">
            <text:p>SALA_DISCIPLIN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DISC_PK_IX</text:p>
          </table:table-cell>
          <table:table-cell/>
          <table:table-cell table:style-name="ce17" office:value-type="string" calcext:value-type="string">
            <text:p>DISCIPLINA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DISP_PK_IX</text:p>
          </table:table-cell>
          <table:table-cell/>
          <table:table-cell table:style-name="ce17" office:value-type="string" calcext:value-type="string">
            <text:p>DISPOSITIV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DISP_STATUS_FK_IX</text:p>
          </table:table-cell>
          <table:table-cell/>
          <table:table-cell table:style-name="ce17" office:value-type="string" calcext:value-type="string">
            <text:p>DISPOSITIV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DISP_GIMNASIO_FK_IX</text:p>
          </table:table-cell>
          <table:table-cell/>
          <table:table-cell table:style-name="ce17" office:value-type="string" calcext:value-type="string">
            <text:p>DISPOSITIVO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TA_PK_IX</text:p>
          </table:table-cell>
          <table:table-cell/>
          <table:table-cell table:style-name="ce17" office:value-type="string" calcext:value-type="string">
            <text:p>STATUS_DISP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HSD_PK_IX</text:p>
          </table:table-cell>
          <table:table-cell/>
          <table:table-cell table:style-name="ce17" office:value-type="string" calcext:value-type="string">
            <text:p>HISTORICO_STATUS_DISP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HSD_STATUS_FK_IX</text:p>
          </table:table-cell>
          <table:table-cell/>
          <table:table-cell table:style-name="ce17" office:value-type="string" calcext:value-type="string">
            <text:p>HISTORICO_STATUS_DISP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HSD_INVENTARIO_FK_IX</text:p>
          </table:table-cell>
          <table:table-cell/>
          <table:table-cell table:style-name="ce17" office:value-type="string" calcext:value-type="string">
            <text:p>HISTORICO_STATUS_DISP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CLI_PK_IX</text:p>
          </table:table-cell>
          <table:table-cell/>
          <table:table-cell table:style-name="ce17" office:value-type="string" calcext:value-type="string">
            <text:p>CLIENTE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CRE_PK_IX</text:p>
          </table:table-cell>
          <table:table-cell/>
          <table:table-cell table:style-name="ce17" office:value-type="string" calcext:value-type="string">
            <text:p>CREDENCIAL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CRE_CLIENTE_FK_IX</text:p>
          </table:table-cell>
          <table:table-cell/>
          <table:table-cell table:style-name="ce17" office:value-type="string" calcext:value-type="string">
            <text:p>CREDENCIAL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ES_PK_IX</text:p>
          </table:table-cell>
          <table:table-cell/>
          <table:table-cell table:style-name="ce17" office:value-type="string" calcext:value-type="string">
            <text:p>SESION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ES_EMPLEADO_FK_IX</text:p>
          </table:table-cell>
          <table:table-cell/>
          <table:table-cell table:style-name="ce17" office:value-type="string" calcext:value-type="string">
            <text:p>SESION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ES_SALA_FK_IX</text:p>
          </table:table-cell>
          <table:table-cell/>
          <table:table-cell table:style-name="ce17" office:value-type="string" calcext:value-type="string">
            <text:p>SESION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ES_CLIENTE_FK_IX</text:p>
          </table:table-cell>
          <table:table-cell/>
          <table:table-cell table:style-name="ce17" office:value-type="string" calcext:value-type="string">
            <text:p>SESION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EC_PK_IX</text:p>
          </table:table-cell>
          <table:table-cell/>
          <table:table-cell table:style-name="ce17" office:value-type="string" calcext:value-type="string">
            <text:p>EXPEDIENTE_CLIENTE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EC_SESION_FK_IX</text:p>
          </table:table-cell>
          <table:table-cell/>
          <table:table-cell table:style-name="ce17" office:value-type="string" calcext:value-type="string">
            <text:p>EXPEDIENTE_CLIENTE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EN_PK_IX</text:p>
          </table:table-cell>
          <table:table-cell/>
          <table:table-cell table:style-name="ce17" office:value-type="string" calcext:value-type="string">
            <text:p>SENSOR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SEN_CLIENTE_FK_IX</text:p>
          </table:table-cell>
          <table:table-cell/>
          <table:table-cell table:style-name="ce17" office:value-type="string" calcext:value-type="string">
            <text:p>SENSOR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CAL_PK_IX</text:p>
          </table:table-cell>
          <table:table-cell/>
          <table:table-cell table:style-name="ce17" office:value-type="string" calcext:value-type="string">
            <text:p>CALORIAS</text:p>
          </table:table-cell>
          <table:table-cell table:number-columns-repeated="61"/>
        </table:table-row>
        <table:table-row table:style-name="ro2">
          <table:table-cell table:style-name="ce17" office:value-type="string" calcext:value-type="string">
            <text:p>CAL_SESION_FK_IX</text:p>
          </table:table-cell>
          <table:table-cell/>
          <table:table-cell table:style-name="ce17" office:value-type="string" calcext:value-type="string">
            <text:p>CALORIAS</text:p>
          </table:table-cell>
          <table:table-cell table:number-columns-repeated="61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blob" table:style-name="ta1"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28" table:default-cell-style-name="ce64"/>
        <table:table-column table:style-name="co3" table:number-columns-repeated="59" table:default-cell-style-name="ce64"/>
        <table:table-row table:style-name="ro9">
          <table:table-cell table:style-name="ce88" office:value-type="string" calcext:value-type="string">
            <text:p>Nombre de la columna CLOB/BLOB</text:p>
          </table:table-cell>
          <table:table-cell table:style-name="ce88" office:value-type="string" calcext:value-type="string">
            <text:p>Nombre del índice asociado a la columna CLOB/BLOB</text:p>
          </table:table-cell>
          <table:table-cell table:style-name="ce88" office:value-type="string" calcext:value-type="string">
            <text:p>Nombre de la tabla</text:p>
          </table:table-cell>
          <table:table-cell table:number-columns-repeated="2" table:style-name="ce88" office:value-type="string" calcext:value-type="string">
            <text:p>Nombre del tablespace para la columna CLOB/BLOB</text:p>
          </table:table-cell>
          <table:table-cell table:style-name="ce89" table:number-columns-repeated="3"/>
          <table:table-cell table:number-columns-repeated="56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paldos" table:style-name="ta1">
        <table:table-column table:style-name="co29" table:default-cell-style-name="ce64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33" table:default-cell-style-name="ce64"/>
        <table:table-column table:style-name="co3" table:number-columns-repeated="59" table:default-cell-style-name="ce64"/>
        <table:table-row table:style-name="ro2">
          <table:table-cell table:style-name="ce87" office:value-type="string" calcext:value-type="string">
            <text:p>Fecha y hora</text:p>
          </table:table-cell>
          <table:table-cell table:style-name="ce87" office:value-type="string" calcext:value-type="string">
            <text:p>Datos REDO producidos (MB)</text:p>
          </table:table-cell>
          <table:table-cell table:style-name="ce87" office:value-type="string" calcext:value-type="string">
            <text:p>Fecha de Respaldo</text:p>
          </table:table-cell>
          <table:table-cell table:style-name="ce87" office:value-type="string" calcext:value-type="string">
            <text:p>Tipo de backup</text:p>
          </table:table-cell>
          <table:table-cell table:style-name="ce87" office:value-type="string" calcext:value-type="string">
            <text:p>Espacio requerido por el backup</text:p>
          </table:table-cell>
          <table:table-cell table:number-columns-repeated="59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cripts" table:style-name="ta1">
        <table:table-column table:style-name="co34" table:default-cell-style-name="ce64"/>
        <table:table-column table:style-name="co35" table:default-cell-style-name="ce64"/>
        <table:table-column table:style-name="co36" table:default-cell-style-name="ce64"/>
        <table:table-column table:style-name="co3" table:number-columns-repeated="61" table:default-cell-style-name="ce64"/>
        <table:table-row table:style-name="ro4">
          <table:table-cell table:style-name="ce88" office:value-type="string" calcext:value-type="string">
            <text:p>Num. Script</text:p>
          </table:table-cell>
          <table:table-cell table:style-name="ce90" office:value-type="string" calcext:value-type="string">
            <text:p>Nombre del Script</text:p>
          </table:table-cell>
          <table:table-cell table:style-name="ce90" office:value-type="string" calcext:value-type="string">
            <text:p>Descripción</text:p>
          </table:table-cell>
          <table:table-cell table:number-columns-repeated="61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3:14:49.009070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1.2$Linux_X86_64 LibreOffice_project/7cbcfc562f6eb6708b5ff7d7397325de9e764452</meta:generator>
    <meta:initial-creator>Mauricio Ramos</meta:initial-creator>
    <meta:creation-date>2021-01-27T01:25:02Z</meta:creation-date>
    <dc:date>2021-02-02T13:23:22.001639249</dc:date>
    <meta:editing-cycles>6</meta:editing-cycles>
    <meta:editing-duration>PT27M3S</meta:editing-duration>
    <meta:document-statistic meta:table-count="11" meta:cell-count="389" meta:object-count="0"/>
  </office:meta>
</office:document-meta>
</file>